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rad</text:p>
          </table:table-cell>
          <table:table-cell table:style-name="ce1" table:formula="of:=6371.22*10^(3)" office:value-type="float" office:value="6371220" calcext:value-type="float">
            <text:p>6371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ain</text:p>
          </table:table-cell>
          <table:table-cell office:value-type="float" office:value="0" calcext:value-type="float">
            <text:p>0</text:p>
          </table:table-cell>
          <table:table-cell table:formula="of:=2*PI()*[.B3]" office:value-type="float" office:value="40031555.8928087" calcext:value-type="float">
            <text:p>40031555.8928087</text:p>
          </table:table-cell>
          <table:table-cell office:value-type="string" calcext:value-type="string">
            <text:p>[0,2pi a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4]" office:value-type="float" office:value="40031555.8928087" calcext:value-type="float">
            <text:p>40031555.8928087</text:p>
          </table:table-cell>
          <table:table-cell office:value-type="string" calcext:value-type="string">
            <text:p>[0,2pi a]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table:style-name="ce1" office:value-type="float" office:value="9.80616" calcext:value-type="float">
            <text:p>9.80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ga</text:p>
          </table:table-cell>
          <table:table-cell table:style-name="ce1" table:formula="of:=7.292*10^(-5)" office:value-type="float" office:value="0.00007292" calcext:value-type="float">
            <text:p>0.00007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formula="of:=2*[.B9]" office:value-type="float" office:value="0.00014584" calcext:value-type="float">
            <text:p>0.00014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formula="of:=SQRT([.B8]*[.B11])" office:value-type="float" office:value="313.147888385025" calcext:value-type="float">
            <text:p>313.14788838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Peixoto</meta:initial-creator>
    <meta:creation-date>2017-10-27T11:15:07.775578349</meta:creation-date>
    <meta:generator>LibreOffice/5.1.6.2$Linux_X86_64 LibreOffice_project/10m0$Build-2</meta:generator>
    <dc:date>2017-10-27T11:18:56.740208991</dc:date>
    <dc:creator>Pedro Peixoto</dc:creator>
    <meta:editing-duration>PT3M49S</meta:editing-duration>
    <meta:editing-cycles>1</meta:editing-cycles>
    <meta:document-statistic meta:table-count="1" meta:cell-count="19" meta:object-count="0"/>
    <meta:user-defined meta:name="qrichtext">1</meta:user-defined>
  </office:meta>
</office:document-meta>
</file>